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16cm"/>
    </style:style>
    <style:style style:name="co2" style:family="table-column">
      <style:table-column-properties fo:break-before="auto" style:column-width="7.6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22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Default"/>
          <table:table-cell table:style-name="ce3" office:value-type="string" calcext:value-type="string" table:number-columns-spanned="4" table:number-rows-spanned="1">
            <text:p>Practica 1 (Circuitos con push buttons)</text:p>
          </table:table-cell>
          <table:covered-table-cell table:number-columns-repeated="3"/>
          <table:table-cell office:value-type="string" calcext:value-type="string">
            <text:p>Práctica 2 (Push buttons y leds)</text:p>
          </table:table-cell>
          <table:table-cell office:value-type="string" calcext:value-type="string">
            <text:p>Unidad 1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 (Led RGB)</text:p>
          </table:table-cell>
          <table:table-cell office:value-type="string" calcext:value-type="string">
            <text:p>Unidad 2</text:p>
          </table:table-cell>
          <table:table-cell office:value-type="string" calcext:value-type="string">
            <text:p>Práctica 5 (Servo) </text:p>
          </table:table-cell>
          <table:table-cell office:value-type="string" calcext:value-type="string">
            <text:p>Práctica 6 (Motor)</text:p>
          </table:table-cell>
          <table:table-cell office:value-type="string" calcext:value-type="string">
            <text:p>Unidad 3</text:p>
          </table:table-cell>
          <table:table-cell office:value-type="string" calcext:value-type="string">
            <text:p>Práctica 7 (Pianito)</text:p>
          </table:table-cell>
          <table:table-cell office:value-type="string" calcext:value-type="string">
            <text:p>Práctica 8 (LCD)</text:p>
          </table:table-cell>
          <table:table-cell office:value-type="string" calcext:value-type="string">
            <text:p>Unidad 4</text:p>
          </table:table-cell>
          <table:table-cell office:value-type="string" calcext:value-type="string">
            <text:p>Práctica 9 (Conexión a Circuito externo)</text:p>
          </table:table-cell>
          <table:table-cell office:value-type="string" calcext:value-type="string">
            <text:p>Práctica 9 con sensores</text:p>
          </table:table-cell>
          <table:table-cell office:value-type="string" calcext:value-type="string">
            <text:p>Práctica 10 (pasar información por serial a la computadora)</text:p>
          </table:table-cell>
          <table:table-cell office:value-type="string" calcext:value-type="string">
            <text:p>Práctica 10 (con Twitter)</text:p>
          </table:table-cell>
          <table:table-cell office:value-type="string" calcext:value-type="string">
            <text:p>Unidad 5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Calificación Final</text:p>
          </table:table-cell>
        </table:table-row>
        <table:table-row table:style-name="ro1">
          <table:table-cell table:style-name="ce1"/>
          <table:table-cell table:style-name="Default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CÌA GARCÌA GILBERTO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3]+[.D3]+[.E3]+[.F3]+[.G3])/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I3]+[.J3])/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3]+[.M3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3]+[.P3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R3]+[.S3]+[.T3]+[.U3])/4" office:value-type="float" office:value="4.5" calcext:value-type="float">
            <text:p>4.5</text:p>
          </table:table-cell>
          <table:table-cell/>
          <table:table-cell table:formula="of:=([.H3]+[.K3]+[.N3]+[.Q3]+[.V3])/5"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Lanchita controlada por bluetooth</text:p>
          </table:table-cell>
          <table:table-cell office:value-type="string" calcext:value-type="string">
            <text:p>MORALES MORALES WILLIAMS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4]+[.D4]+[.E4]+[.F4]+[.G4])/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4]+[.J4])/2"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4]+[.M4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4]+[.P4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R4]+[.S4]+[.T4]+[.U4])/4" office:value-type="float" office:value="4.5" calcext:value-type="float">
            <text:p>4.5</text:p>
          </table:table-cell>
          <table:table-cell/>
          <table:table-cell table:formula="of:=([.H4]+[.K4]+[.N4]+[.Q4]+[.V4])/5" office:value-type="float" office:value="8.6" calcext:value-type="float">
            <text:p>8.6</text:p>
          </table:table-cell>
        </table:table-row>
        <table:table-row table:style-name="ro1">
          <table:table-cell/>
          <table:table-cell office:value-type="string" calcext:value-type="string">
            <text:p>RUIZ GARCIA EDGARDO JESUS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5]+[.D5]+[.E5]+[.F5]+[.G5])/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5]+[.J5])/2"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5]+[.M5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5]+[.P5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R5]+[.S5]+[.T5]+[.U5])/4" office:value-type="float" office:value="4.5" calcext:value-type="float">
            <text:p>4.5</text:p>
          </table:table-cell>
          <table:table-cell/>
          <table:table-cell table:formula="of:=([.H5]+[.K5]+[.N5]+[.Q5]+[.V5])/5" office:value-type="float" office:value="8.6" calcext:value-type="float">
            <text:p>8.6</text:p>
          </table:table-cell>
        </table:table-row>
        <table:table-row table:style-name="ro1">
          <table:table-cell/>
          <table:table-cell office:value-type="string" calcext:value-type="string">
            <text:p>GARCIA ROJAS JOVANNI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6]+[.D6]+[.E6]+[.F6]+[.G6])/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6]+[.J6])/2"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6]+[.M6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6]+[.P6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R6]+[.S6]+[.T6]+[.U6])/4" office:value-type="float" office:value="4.5" calcext:value-type="float">
            <text:p>4.5</text:p>
          </table:table-cell>
          <table:table-cell/>
          <table:table-cell table:formula="of:=([.H6]+[.K6]+[.N6]+[.Q6]+[.V6])/5"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H MARTINEZ JUAN MANUEL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C7]+[.D7]+[.E7]+[.F7]+[.G7])/5" office:value-type="float" office:value="7.6" calcext:value-type="float">
            <text:p>7.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([.I7]+[.J7])/2"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7]+[.M7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7]+[.P7])/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R7]+[.S7]+[.T7]+[.U7])/4" office:value-type="float" office:value="5" calcext:value-type="float">
            <text:p>5</text:p>
          </table:table-cell>
          <table:table-cell/>
          <table:table-cell table:formula="of:=([.H7]+[.K7]+[.N7]+[.Q7]+[.V7])/5" office:value-type="float" office:value="8.42" calcext:value-type="float">
            <text:p>8.42</text:p>
          </table:table-cell>
        </table:table-row>
        <table:table-row table:style-name="ro1">
          <table:table-cell/>
          <table:table-cell office:value-type="string" calcext:value-type="string">
            <text:p>BRAVO GOMEZ GERARDO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formula="of:=([.C8]+[.D8]+[.E8]+[.F8]+[.G8])/5"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I8]+[.J8])/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8]+[.M8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8]+[.P8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R8]+[.S8]+[.T8]+[.U8])/4" office:value-type="float" office:value="6" calcext:value-type="float">
            <text:p>6</text:p>
          </table:table-cell>
          <table:table-cell/>
          <table:table-cell table:formula="of:=([.H8]+[.K8]+[.N8]+[.Q8]+[.V8])/5" office:value-type="float" office:value="8.32" calcext:value-type="float">
            <text:p>8.32</text:p>
          </table:table-cell>
        </table:table-row>
        <table:table-row table:style-name="ro1">
          <table:table-cell/>
          <table:table-cell office:value-type="string" calcext:value-type="string">
            <text:p>CARREÑO ARELLANES JORG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C9]+[.D9]+[.E9]+[.F9]+[.G9])/5"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I9]+[.J9])/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L9]+[.M9])/2" office:value-type="float" office:value="6.5" calcext:value-type="float">
            <text:p>6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9]+[.P9])/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([.R9]+[.S9]+[.T9]+[.U9])/4" office:value-type="float" office:value="3" calcext:value-type="float">
            <text:p>3</text:p>
          </table:table-cell>
          <table:table-cell/>
          <table:table-cell table:formula="of:=([.H9]+[.K9]+[.N9]+[.Q9]+[.V9])/5"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VIÑO GOMEZ DANIEL HUMBERTO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10]+[.D10]+[.E10]+[.F10]+[.G10])/5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I10]+[.J10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L10]+[.M10])/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O10]+[.P10])/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([.R10]+[.S10]+[.T10]+[.U10])/4" office:value-type="float" office:value="4" calcext:value-type="float">
            <text:p>4</text:p>
          </table:table-cell>
          <table:table-cell/>
          <table:table-cell table:formula="of:=([.H10]+[.K10]+[.N10]+[.Q10]+[.V10])/5"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Carrito Bluetooth</text:p>
          </table:table-cell>
          <table:table-cell office:value-type="string" calcext:value-type="string">
            <text:p>VELASCO HERNANDEZ SARA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11]+[.D11]+[.E11]+[.F11]+[.G11])/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([.I11]+[.J11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L11]+[.M11])/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O11]+[.P11])/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([.R11]+[.S11]+[.T11]+[.U11])/4" office:value-type="float" office:value="4" calcext:value-type="float">
            <text:p>4</text:p>
          </table:table-cell>
          <table:table-cell/>
          <table:table-cell table:formula="of:=([.H11]+[.K11]+[.N11]+[.Q11]+[.V11])/5" office:value-type="float" office:value="8.4" calcext:value-type="float">
            <text:p>8.4</text:p>
          </table:table-cell>
        </table:table-row>
        <table:table-row table:style-name="ro1">
          <table:table-cell/>
          <table:table-cell office:value-type="string" calcext:value-type="string">
            <text:p>VICENCIO BOLAÑOS FELIPE DE JESUS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C12]+[.D12]+[.E12]+[.F12]+[.G12])/5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I12]+[.J12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L12]+[.M12])/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O12]+[.P12])/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([.R12]+[.S12]+[.T12]+[.U12])/4" office:value-type="float" office:value="4" calcext:value-type="float">
            <text:p>4</text:p>
          </table:table-cell>
          <table:table-cell/>
          <table:table-cell table:formula="of:=([.H12]+[.K12]+[.N12]+[.Q12]+[.V12])/5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REÑO HERRERA GUADALUPE SOLEDAD</text:p>
          </table:table-cell>
          <table:table-cell table:style-name="ce5"/>
          <table:table-cell table:number-columns-repeated="4"/>
          <table:table-cell table:formula="of:=([.C13]+[.D13]+[.E13]+[.F13]+[.G13])/5" office:value-type="float" office:value="0" calcext:value-type="float">
            <text:p>0</text:p>
          </table:table-cell>
          <table:table-cell table:style-name="ce5"/>
          <table:table-cell/>
          <table:table-cell table:formula="of:=([.I13]+[.J13])/2" office:value-type="float" office:value="0" calcext:value-type="float">
            <text:p>0</text:p>
          </table:table-cell>
          <table:table-cell table:number-columns-repeated="2"/>
          <table:table-cell table:formula="of:=([.L13]+[.M13])/2" office:value-type="float" office:value="0" calcext:value-type="float">
            <text:p>0</text:p>
          </table:table-cell>
          <table:table-cell table:number-columns-repeated="2"/>
          <table:table-cell table:formula="of:=([.O13]+[.P13])/2" office:value-type="float" office:value="0" calcext:value-type="float">
            <text:p>0</text:p>
          </table:table-cell>
          <table:table-cell table:number-columns-repeated="4"/>
          <table:table-cell table:formula="of:=([.R13]+[.S13]+[.T13]+[.U13])/4" office:value-type="float" office:value="0" calcext:value-type="float">
            <text:p>0</text:p>
          </table:table-cell>
          <table:table-cell/>
          <table:table-cell table:formula="of:=([.H13]+[.K13]+[.N13]+[.Q13]+[.V13])/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LIVERA GARCIA DIEGO</text:p>
          </table:table-cell>
          <table:table-cell table:number-columns-repeated="5"/>
          <table:table-cell table:formula="of:=([.C14]+[.D14]+[.E14]+[.F14]+[.G14])/5" office:value-type="float" office:value="0" calcext:value-type="float">
            <text:p>0</text:p>
          </table:table-cell>
          <table:table-cell table:number-columns-repeated="2"/>
          <table:table-cell table:formula="of:=([.I14]+[.J14])/2" office:value-type="float" office:value="0" calcext:value-type="float">
            <text:p>0</text:p>
          </table:table-cell>
          <table:table-cell table:number-columns-repeated="2"/>
          <table:table-cell table:formula="of:=([.L14]+[.M14])/2" office:value-type="float" office:value="0" calcext:value-type="float">
            <text:p>0</text:p>
          </table:table-cell>
          <table:table-cell table:number-columns-repeated="2"/>
          <table:table-cell table:formula="of:=([.O14]+[.P14])/2" office:value-type="float" office:value="0" calcext:value-type="float">
            <text:p>0</text:p>
          </table:table-cell>
          <table:table-cell table:number-columns-repeated="4"/>
          <table:table-cell table:formula="of:=([.R14]+[.S14]+[.T14]+[.U14])/4" office:value-type="float" office:value="0" calcext:value-type="float">
            <text:p>0</text:p>
          </table:table-cell>
          <table:table-cell/>
          <table:table-cell table:formula="of:=([.H14]+[.K14]+[.N14]+[.Q14]+[.V14])/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ARATE CASTRO YARID GIOVANNI</text:p>
          </table:table-cell>
          <table:table-cell table:number-columns-repeated="5"/>
          <table:table-cell table:formula="of:=([.C15]+[.D15]+[.E15]+[.F15]+[.G15])/5" office:value-type="float" office:value="0" calcext:value-type="float">
            <text:p>0</text:p>
          </table:table-cell>
          <table:table-cell table:number-columns-repeated="2"/>
          <table:table-cell table:formula="of:=([.I15]+[.J15])/2" office:value-type="float" office:value="0" calcext:value-type="float">
            <text:p>0</text:p>
          </table:table-cell>
          <table:table-cell table:number-columns-repeated="2"/>
          <table:table-cell table:formula="of:=([.L15]+[.M15])/2" office:value-type="float" office:value="0" calcext:value-type="float">
            <text:p>0</text:p>
          </table:table-cell>
          <table:table-cell table:number-columns-repeated="2"/>
          <table:table-cell table:formula="of:=([.O15]+[.P15])/2" office:value-type="float" office:value="0" calcext:value-type="float">
            <text:p>0</text:p>
          </table:table-cell>
          <table:table-cell table:number-columns-repeated="4"/>
          <table:table-cell table:formula="of:=([.R15]+[.S15]+[.T15]+[.U15])/4" office:value-type="float" office:value="0" calcext:value-type="float">
            <text:p>0</text:p>
          </table:table-cell>
          <table:table-cell/>
          <table:table-cell table:formula="of:=([.H15]+[.K15]+[.N15]+[.Q15]+[.V15])/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NCISCO MARTINEZ WALTER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16]+[.D16]+[.E16]+[.F16]+[.G16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I16]+[.J16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L16]+[.M16])/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16]+[.P16])/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([.R16]+[.S16]+[.T16]+[.U16])/4" office:value-type="float" office:value="3" calcext:value-type="float">
            <text:p>3</text:p>
          </table:table-cell>
          <table:table-cell/>
          <table:table-cell table:formula="of:=([.H16]+[.K16]+[.N16]+[.Q16]+[.V16])/5"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Carrito Bluetooth</text:p>
          </table:table-cell>
          <table:table-cell office:value-type="string" calcext:value-type="string">
            <text:p>GAMBOA FERNANDEZ KEVIN JAEL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([.C17]+[.D17]+[.E17]+[.F17]+[.G17])/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I17]+[.J17])/2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L17]+[.M17])/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O17]+[.P17])/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([.R17]+[.S17]+[.T17]+[.U17])/4" office:value-type="float" office:value="3" calcext:value-type="float">
            <text:p>3</text:p>
          </table:table-cell>
          <table:table-cell/>
          <table:table-cell table:formula="of:=([.H17]+[.K17]+[.N17]+[.Q17]+[.V17])/5" office:value-type="float" office:value="5.8" calcext:value-type="float">
            <text:p>5.8</text:p>
          </table:table-cell>
        </table:table-row>
        <table:table-row table:style-name="ro1">
          <table:table-cell/>
          <table:table-cell office:value-type="string" calcext:value-type="string">
            <text:p>SANTAELLA GARCIA ARTURO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18]+[.D18]+[.E18]+[.F18]+[.G18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I18]+[.J18])/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8]+[.M18])/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18]+[.P18])/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([.R18]+[.S18]+[.T18]+[.U18])/4" office:value-type="float" office:value="3" calcext:value-type="float">
            <text:p>3</text:p>
          </table:table-cell>
          <table:table-cell/>
          <table:table-cell table:formula="of:=([.H18]+[.K18]+[.N18]+[.Q18]+[.V18])/5" office:value-type="float" office:value="7.92" calcext:value-type="float">
            <text:p>7.92</text:p>
          </table:table-cell>
        </table:table-row>
        <table:table-row table:style-name="ro1">
          <table:table-cell/>
          <table:table-cell office:value-type="string" calcext:value-type="string">
            <text:p>RAMOS PANTALEÓN WILLIAMS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formula="of:=([.C19]+[.D19]+[.E19]+[.F19]+[.G19])/5"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I19]+[.J19])/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9]+[.M19])/2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O19]+[.P19])/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([.R19]+[.S19]+[.T19]+[.U19])/4" office:value-type="float" office:value="3" calcext:value-type="float">
            <text:p>3</text:p>
          </table:table-cell>
          <table:table-cell/>
          <table:table-cell table:formula="of:=([.H19]+[.K19]+[.N19]+[.Q19]+[.V19])/5" office:value-type="float" office:value="5.72" calcext:value-type="float">
            <text:p>5.72</text:p>
          </table:table-cell>
        </table:table-row>
        <table:table-row table:style-name="ro1">
          <table:table-cell/>
          <table:table-cell office:value-type="string" calcext:value-type="string">
            <text:p>SANTOS GONZALEZ MIGUEL ANGEL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20]+[.D20]+[.E20]+[.F20]+[.G20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I20]+[.J20])/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20]+[.M20])/2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O20]+[.P20])/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([.R20]+[.S20]+[.T20]+[.U20])/4" office:value-type="float" office:value="3" calcext:value-type="float">
            <text:p>3</text:p>
          </table:table-cell>
          <table:table-cell/>
          <table:table-cell table:formula="of:=([.H20]+[.K20]+[.N20]+[.Q20]+[.V20])/5"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ORQUEZ MEDINA MANUEL ALEJANDRO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21]+[.D21]+[.E21]+[.F21]+[.G21])/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I21]+[.J21])/2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L21]+[.M21])/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21]+[.P21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R21]+[.S21]+[.T21]+[.U21])/4" office:value-type="float" office:value="6" calcext:value-type="float">
            <text:p>6</text:p>
          </table:table-cell>
          <table:table-cell/>
          <table:table-cell table:formula="of:=([.H21]+[.K21]+[.N21]+[.Q21]+[.V21])/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rrito Bluetooth</text:p>
          </table:table-cell>
          <table:table-cell office:value-type="string" calcext:value-type="string">
            <text:p>MARTINEZ VELASCO ALBERTO BONIFACIO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22]+[.D22]+[.E22]+[.F22]+[.G22])/5" office:value-type="float" office:value="9.6" calcext:value-type="float">
            <text:p>9.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2]+[.J22])/2"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2]+[.M22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22]+[.P22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R22]+[.S22]+[.T22]+[.U22])/4" office:value-type="float" office:value="6" calcext:value-type="float">
            <text:p>6</text:p>
          </table:table-cell>
          <table:table-cell/>
          <table:table-cell table:formula="of:=([.H22]+[.K22]+[.N22]+[.Q22]+[.V22])/5" office:value-type="float" office:value="8.82" calcext:value-type="float">
            <text:p>8.82</text:p>
          </table:table-cell>
        </table:table-row>
        <table:table-row table:style-name="ro1">
          <table:table-cell/>
          <table:table-cell office:value-type="string" calcext:value-type="string">
            <text:p>MORALES PACHECO HECTOR GREGORIO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23]+[.D23]+[.E23]+[.F23]+[.G23])/5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3]+[.J23])/2"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3]+[.M23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23]+[.P23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R23]+[.S23]+[.T23]+[.U23])/4" office:value-type="float" office:value="6" calcext:value-type="float">
            <text:p>6</text:p>
          </table:table-cell>
          <table:table-cell/>
          <table:table-cell table:formula="of:=([.H23]+[.K23]+[.N23]+[.Q23]+[.V23])/5"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IMENEZ SIBAJA JAIRO OSMA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([.C24]+[.D24]+[.E24]+[.F24]+[.G24])/5"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4]+[.J24])/2"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([.L24]+[.M24])/2"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formula="of:=([.O24]+[.P24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([.R24]+[.S24]+[.T24]+[.U24])/4" office:value-type="float" office:value="1.5" calcext:value-type="float">
            <text:p>1.5</text:p>
          </table:table-cell>
          <table:table-cell/>
          <table:table-cell table:formula="of:=([.H24]+[.K24]+[.N24]+[.Q24]+[.V24])/5" office:value-type="float" office:value="7.38" calcext:value-type="float">
            <text:p>7.38</text:p>
          </table:table-cell>
        </table:table-row>
        <table:table-row table:style-name="ro1">
          <table:table-cell/>
          <table:table-cell office:value-type="string" calcext:value-type="string">
            <text:p>SANCHEZ GARCIA DIONY SHURIANET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([.C25]+[.D25]+[.E25]+[.F25]+[.G25])/5"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5]+[.J25])/2"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L25]+[.M25])/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25]+[.P25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([.R25]+[.S25]+[.T25]+[.U25])/4" office:value-type="float" office:value="1.5" calcext:value-type="float">
            <text:p>1.5</text:p>
          </table:table-cell>
          <table:table-cell/>
          <table:table-cell table:formula="of:=([.H25]+[.K25]+[.N25]+[.Q25]+[.V25])/5" office:value-type="float" office:value="7.28" calcext:value-type="float">
            <text:p>7.28</text:p>
          </table:table-cell>
        </table:table-row>
        <table:table-row table:style-name="ro1">
          <table:table-cell/>
          <table:table-cell office:value-type="string" calcext:value-type="string">
            <text:p>MARTINEZ SANCHEZ VALENTI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([.C26]+[.D26]+[.E26]+[.F26]+[.G26])/5" office:value-type="float" office:value="8.4" calcext:value-type="float">
            <text:p>8.4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I26]+[.J26])/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L26]+[.M26])/2"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O26]+[.P26])/2" office:value-type="float" office:value="5" calcext:value-type="float">
            <text:p>5</text:p>
          </table:table-cell>
          <table:table-cell table:number-columns-repeated="4"/>
          <table:table-cell table:formula="of:=([.R26]+[.S26]+[.T26]+[.U26])/4" office:value-type="float" office:value="0" calcext:value-type="float">
            <text:p>0</text:p>
          </table:table-cell>
          <table:table-cell/>
          <table:table-cell table:formula="of:=([.H26]+[.K26]+[.N26]+[.Q26]+[.V26])/5"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NA REYES MARCO ANTONIO</text:p>
          </table:table-cell>
          <table:table-cell table:number-columns-repeated="5" office:value-type="float" office:value="8" calcext:value-type="float">
            <text:p>8</text:p>
          </table:table-cell>
          <table:table-cell table:formula="of:=([.C27]+[.D27]+[.E27]+[.F27]+[.G27])/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7]+[.J27])/2"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L27]+[.M27])/2" office:value-type="float" office:value="7.5" calcext:value-type="float">
            <text:p>7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27]+[.P27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R27]+[.S27]+[.T27]+[.U27])/4" office:value-type="float" office:value="3.5" calcext:value-type="float">
            <text:p>3.5</text:p>
          </table:table-cell>
          <table:table-cell/>
          <table:table-cell table:formula="of:=([.H27]+[.K27]+[.N27]+[.Q27]+[.V27])/5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JIMENEZ AQUINO JOSE FRANCISCO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C28]+[.D28]+[.E28]+[.F28]+[.G28])/5"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8]+[.J28])/2"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L28]+[.M28])/2" office:value-type="float" office:value="7.5" calcext:value-type="float">
            <text:p>7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28]+[.P28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R28]+[.S28]+[.T28]+[.U28])/4" office:value-type="float" office:value="3.5" calcext:value-type="float">
            <text:p>3.5</text:p>
          </table:table-cell>
          <table:table-cell/>
          <table:table-cell table:formula="of:=([.H28]+[.K28]+[.N28]+[.Q28]+[.V28])/5" office:value-type="float" office:value="7.58" calcext:value-type="float">
            <text:p>7.58</text:p>
          </table:table-cell>
        </table:table-row>
        <table:table-row table:style-name="ro1">
          <table:table-cell/>
          <table:table-cell office:value-type="string" calcext:value-type="string">
            <text:p>MENDEZ MENDEZ VERONICA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C29]+[.D29]+[.E29]+[.F29]+[.G29])/5"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9]+[.J29])/2"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L29]+[.M29])/2" office:value-type="float" office:value="7.5" calcext:value-type="float">
            <text:p>7.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([.O29]+[.P29])/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R29]+[.S29]+[.T29]+[.U29])/4" office:value-type="float" office:value="3.5" calcext:value-type="float">
            <text:p>3.5</text:p>
          </table:table-cell>
          <table:table-cell/>
          <table:table-cell table:formula="of:=([.H29]+[.K29]+[.N29]+[.Q29]+[.V29])/5"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/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2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07:19:17.019234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4.2$Linux_X86_64 LibreOffice_project/03b94f25a57b5f9067cd17c38fa7509af5e551ea</meta:generator>
    <dc:date>2014-06-19T07:32:03.410015120</dc:date>
    <meta:editing-duration>PT23H22M32S</meta:editing-duration>
    <meta:editing-cycles>117</meta:editing-cycles>
    <meta:document-statistic meta:table-count="3" meta:cell-count="527" meta:object-count="0"/>
  </office:meta>
</office:document-meta>
</file>